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nespaciado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" style:parent-style-name="Sinespaciado" style:family="paragraph">
      <style:text-properties style:font-name="Times New Roman" style:font-name-complex="Times New Roman"/>
    </style:style>
    <style:style style:name="P4" style:parent-style-name="Sinespaciado" style:family="paragraph">
      <style:text-properties style:font-name="Times New Roman" style:font-name-complex="Times New Roman"/>
    </style:style>
    <style:style style:name="P5" style:parent-style-name="Sinespaciado" style:family="paragraph">
      <style:text-properties style:font-name="Times New Roman" style:font-name-complex="Times New Roman"/>
    </style:style>
    <style:style style:name="P6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7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8" style:parent-style-name="Sinespaciado" style:family="paragraph">
      <style:text-properties style:font-name="Times New Roman" style:font-name-complex="Times New Roman"/>
    </style:style>
    <style:style style:name="P9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0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1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2" style:parent-style-name="Sinespaciado" style:family="paragraph">
      <style:text-properties style:font-name="Times New Roman" style:font-name-complex="Times New Roman"/>
    </style:style>
    <style:style style:name="P13" style:parent-style-name="Sinespaciado" style:family="paragraph">
      <style:text-properties style:font-name="Times New Roman" style:font-name-complex="Times New Roman"/>
    </style:style>
    <style:style style:name="P14" style:parent-style-name="Sinespaciado" style:family="paragraph">
      <style:text-properties style:font-name="Times New Roman" style:font-name-complex="Times New Roman"/>
    </style:style>
    <style:style style:name="P15" style:parent-style-name="Sinespaciado" style:family="paragraph">
      <style:text-properties style:font-name="Times New Roman" style:font-name-complex="Times New Roman"/>
    </style:style>
    <style:style style:name="P16" style:parent-style-name="Sinespaciado" style:family="paragraph">
      <style:text-properties style:font-name="Times New Roman" style:font-name-complex="Times New Roman"/>
    </style:style>
    <style:style style:name="P17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18" style:parent-style-name="Sinespaciado" style:family="paragraph">
      <style:text-properties style:font-name="Times New Roman" style:font-name-complex="Times New Roman"/>
    </style:style>
    <style:style style:name="P19" style:parent-style-name="Sinespaciado" style:family="paragraph">
      <style:text-properties style:font-name="Times New Roman" style:font-name-complex="Times New Roman"/>
    </style:style>
    <style:style style:name="T2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1" style:parent-style-name="Fuentedepárrafopredeter.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2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23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4" style:parent-style-name="Sinespaciado" style:family="paragraph">
      <style:text-properties style:font-name="Times New Roman" style:font-name-complex="Times New Roman"/>
    </style:style>
    <style:style style:name="P25" style:parent-style-name="Sinespaciado" style:family="paragraph">
      <style:text-properties style:font-name="Times New Roman" style:font-name-complex="Times New Roman"/>
    </style:style>
    <style:style style:name="P26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7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28" style:parent-style-name="Sinespaciado" style:family="paragraph">
      <style:text-properties style:font-name="Times New Roman" style:font-name-complex="Times New Roman"/>
    </style:style>
    <style:style style:name="P29" style:parent-style-name="Sinespaciado" style:family="paragraph">
      <style:text-properties style:font-name="Times New Roman" style:font-name-complex="Times New Roman"/>
    </style:style>
    <style:style style:name="P30" style:parent-style-name="Sinespaciado" style:family="paragraph">
      <style:text-properties style:font-name="Times New Roman" style:font-name-complex="Times New Roman"/>
    </style:style>
    <style:style style:name="P31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2" style:parent-style-name="Sinespaciado" style:family="paragraph">
      <style:text-properties style:font-name="Times New Roman" style:font-name-complex="Times New Roman"/>
    </style:style>
    <style:style style:name="P33" style:parent-style-name="Sinespaciado" style:family="paragraph">
      <style:text-properties style:font-name="Times New Roman" style:font-name-complex="Times New Roman"/>
    </style:style>
    <style:style style:name="P34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5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6" style:parent-style-name="Sinespaciado" style:family="paragraph">
      <style:text-properties style:font-name="Times New Roman" style:font-name-complex="Times New Roman"/>
    </style:style>
    <style:style style:name="P37" style:parent-style-name="Sinespaciado" style:family="paragraph">
      <style:text-properties style:font-name="Times New Roman" style:font-name-complex="Times New Roman"/>
    </style:style>
    <style:style style:name="P38" style:parent-style-name="Sinespaciado" style:family="paragraph">
      <style:text-properties style:font-name="Times New Roman" style:font-name-complex="Times New Roman" fo:font-weight="bold" style:font-weight-asian="bold" style:font-weight-complex="bold"/>
    </style:style>
    <style:style style:name="P39" style:parent-style-name="Sinespaciado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1.Según el vídeo, la usabilidad se define como “asegurarse de que algo funcione bien y que pueda usarse sin frustraciones”.</text:p>
      <text:p text:style-name="P2">•¿Qué ejemplos cotidianos conoces (fuera de lo digital) que cumplen esa definición?</text:p>
      <text:p text:style-name="P3">-Microondas, tostadora,<text:s/>lavadora, cafetera…</text:p>
      <text:p text:style-name="P4"/>
      <text:p text:style-name="P5"/>
      <text:p text:style-name="P6">•¿Y qué ejemplos incumplen esa idea?</text:p>
      <text:p text:style-name="P7"/>
      <text:p text:style-name="P8">Sofá-cama, puerta giratoria, puerta de empujar tirar-empujar que no indica hacia dónde va</text:p>
      <text:p text:style-name="P9"/>
      <text:p text:style-name="P10">2.Jakob Nielsen habla de cinco componentes de la usabilidad: aprendizaje, eficiencia, memoria, errores y satisfacción.</text:p>
      <text:p text:style-name="P11">•Elige una aplicación web o móvil que uses mucho. ¿En cuál de estos 5 componentes dirías que destaca? ¿En cuál falla más?</text:p>
      <text:p text:style-name="P12">Spotify,<text:s/>memoria, porque en la mayoría de actualizaciones no noto cambios significativos que me compliquen su uso.</text:p>
      <text:p text:style-name="P13"/>
      <text:p text:style-name="P14"/>
      <text:p text:style-name="P15">-Errores, salta mucho el mensaje de has perdido la conexión, pero no dan ninguna manera de gestionarlo como ¿Deseas reiniciar la aplicación?</text:p>
      <text:p text:style-name="P16"/>
      <text:p text:style-name="P17">•¿Qué mejora concreta propondrías para reforzar el componente más débil?</text:p>
      <text:p text:style-name="P18">La opción de un mensaje emergente que te pregunte si deseas reiniciar la app</text:p>
      <text:p text:style-name="P19"/>
      <text:p text:style-name="Sinespaciado"><text:span text:style-name="T20">3.El vídeo menciona la metáfora: </text:span><text:span text:style-name="T21">“la usabilidad es como el oxígeno: no la notas hasta que te falta”</text:span><text:span text:style-name="T22">.</text:span></text:p>
      <text:p text:style-name="P23">•¿Recuerdas una situación en la que notaste la “falta de oxígeno” en una app o web (es decir, mala usabilidad)? ¿Qué pasó y cómo reaccionaste?</text:p>
      <text:p text:style-name="P24">En algunas apps de compra cambian el sitio donde ponen el acceso de atención al cliente necesario para gestionar problemas con los pedidos y te llevas un rato buscándolo lo que es frustrante porque lo necesitas para notificar la incidencia.</text:p>
      <text:p text:style-name="P25"/>
      <text:p text:style-name="P26">4.Se cuenta el ejemplo del botón de 300 millones de dólares.</text:p>
      <text:p text:style-name="P27">•¿Por qué un cambio tan pequeño (de “registrarse” a “continuar como invitado”) tuvo un impacto tan grande?</text:p>
      <text:p text:style-name="P28"/>
      <text:p text:style-name="P29">Porque las personas no querían registrarse y guardar sus datos, simplemente querían comprar y no lo hacían por este motivo con ese botón sus datos ya no quedaban guardados y se sentían cómodos comprando.</text:p>
      <text:p text:style-name="P30"/>
      <text:p text:style-name="P31">•¿Se te ocurre algún “botón” similar que podría mejorarse en aplicaciones que uses habitualmente?</text:p>
      <text:p text:style-name="P32"/>
      <text:p text:style-name="P33"/>
      <text:p text:style-name="P34">5.Jakob Nielsen define la usabilidad como “eficiencia, efectividad y satisfacción en un contexto determinado”.</text:p>
      <text:p text:style-name="P35">•¿Por qué crees que es importante incluir la idea de “contexto” en la definición?</text:p>
      <text:soft-page-break/>
      <text:p text:style-name="P36">Porque dependiendo del contexto cumple con la definición o no, es decir, puede que para unas cosas si cumpla con la definición de usabilidad, pero para otras no, y eso no la hace menos usable, sino que está pensada para un contexto en específico.<text:s/></text:p>
      <text:p text:style-name="P37"/>
      <text:p text:style-name="P38">•Pon un ejemplo de una app que sea usable en un contexto y menos usable en otro.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25T06:25:00Z</meta:creation-date>
    <dc:date>2025-09-25T06:58:00Z</dc:date>
    <meta:template xlink:href="Normal.dotm" xlink:type="simple"/>
    <meta:editing-cycles>1</meta:editing-cycles>
    <meta:editing-duration>PT1980S</meta:editing-duration>
    <meta:document-statistic meta:page-count="2" meta:paragraph-count="5" meta:word-count="387" meta:character-count="2513" meta:row-count="17" meta:non-whitespace-character-count="2131"/>
  </office:meta>
</office:document-meta>
</file>